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9264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8799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2.552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2.8953in"/>
    </style:style>
    <style:style style:name="co11" style:family="table-column">
      <style:table-column-properties fo:break-before="auto" style:column-width="3.409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0484in" fo:break-before="auto" style:use-optimal-row-height="true"/>
    </style:style>
    <style:style style:name="ro4" style:family="table-row">
      <style:table-row-properties style:row-height="0.6091in" fo:break-before="auto" style:use-optimal-row-height="true"/>
    </style:style>
    <style:style style:name="ro5" style:family="table-row">
      <style:table-row-properties style:row-height="2.2189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33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ff8000" fo:border="0.74pt solid #000000"/>
    </style:style>
    <style:style style:name="ce5" style:family="table-cell" style:parent-style-name="Default">
      <style:table-cell-properties fo:background-color="#ff0000" fo:border="0.74pt solid #000000"/>
    </style:style>
    <style:style style:name="ce6" style:family="table-cell" style:parent-style-name="Default">
      <style:table-cell-properties fo:background-color="#55308d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border="0.74pt solid #000000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74pt solid #000000"/>
      <style:text-properties fo:font-size="20pt" style:font-size-asian="20pt" style:font-size-complex="20pt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>
        <loext:char-complex-color loext:theme-type="hyperlink" loext:color-type="theme"/>
      </style:text-properties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transparent" fo:border="0.74pt solid #000000"/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Powertrain and Electronics</text:p>
          </table:table-cell>
          <table:covered-table-cell table:style-name="ce7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3">
          <table:table-cell table:style-name="ce3"/>
          <table:table-cell office:value-type="string" calcext:value-type="string">
            <text:p>Turnigy Multistar 4225-610Kv 16Pole Multi-Rotor Outru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hobbyking.com/en_us/turnigy-multistar-4225-610kv-16pole-multi-rotor-outrunner.html" xlink:type="simple">HobbyKing </text:a></text:p>
          </table:table-cell>
          <table:table-cell office:value-type="float" office:value="9392000008" calcext:value-type="float">
            <text:p>9392000008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formula="of:=[.C3]*[.H3]" office:value-type="float" office:value="1484" calcext:value-type="float">
            <text:p>1484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Wheel BLDC</text:p>
            <text:p>Small form factor + low weight 86g </text:p>
            <text:p>Balanced RPM/V (610kV): Good tradeoff between speed and torque  </text:p>
            <text:p>It provides good torque at low speeds which is needed for fast acceleration  </text:p>
            <text:p>16 poles, which gives pretty good control </text:p>
          </table:table-cell>
        </table:table-row>
        <table:table-row table:style-name="ro2">
          <table:table-cell table:style-name="ce4"/>
          <table:table-cell office:value-type="string" calcext:value-type="string">
            <text:p><text:s/>T-Motor MT2814 400 kv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rcflight.se/visaprodukt.aspx?id=2951&amp;p=t-motor-mt2814-400-kv" xlink:type="simple">RCflight</text:a></text:p>
          </table:table-cell>
          <table:table-cell office:value-type="string" calcext:value-type="string">
            <text:p><text:s/>MT2814-400KV</text:p>
          </table:table-cell>
          <table:table-cell office:value-type="string" calcext:value-type="string">
            <text:p><text:a xlink:href="https://uav-en.tmotor.com/" xlink:type="simple">Tiger motors</text:a>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C4]*[.H4]" office:value-type="float" office:value="1156" calcext:value-type="float">
            <text:p>115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BLDC, last batch</text:p>
          </table:table-cell>
        </table:table-row>
        <table:table-row table:style-name="ro2">
          <table:table-cell table:style-name="ce5"/>
          <table:table-cell office:value-type="string" calcext:value-type="string">
            <text:p>Surpass Hobby Rocket 4114 400KV Quad Motor B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elefun.se/p/prod.aspx?v=54896" xlink:type="simple">elefun</text:a></text:p>
          </table:table-cell>
          <table:table-cell office:value-type="float" office:value="54896" calcext:value-type="float">
            <text:p>54896</text:p>
          </table:table-cell>
          <table:table-cell table:number-columns-repeated="2"/>
          <table:table-cell table:style-name="ce16" office:value-type="float" office:value="336" calcext:value-type="float">
            <text:p>336</text:p>
          </table:table-cell>
          <table:table-cell table:formula="of:=[.C5]*[.H5]" office:value-type="float" office:value="1344" calcext:value-type="float">
            <text:p>134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BLDC</text:p>
          </table:table-cell>
        </table:table-row>
        <table:table-row table:style-name="ro4">
          <table:table-cell table:style-name="ce3"/>
          <table:table-cell office:value-type="string" calcext:value-type="string">
            <text:p>Aerostar 30A RVS G2 32bit 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hobbyking.com/en_us/aerostar-30a-rvs-g2-32bit-2-4s-electronic-speed-controller-w-reverse-function-4a-5-6v-sbec.html" xlink:type="simple">HobbyKing</text:a></text:p>
          </table:table-cell>
          <table:table-cell office:value-type="string" calcext:value-type="string">
            <text:p>9164000049-0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C6]*[.H6]" office:value-type="float" office:value="920" calcext:value-type="float">
            <text:p>920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Electronics Speed Controller</text:p>
            <text:p>Reverse control </text:p>
            <text:p>Compact design </text:p>
            <text:p>Overvoltage protection</text:p>
          </table:table-cell>
        </table:table-row>
        <table:table-row table:style-name="ro2">
          <table:table-cell table:style-name="ce4"/>
          <table:table-cell office:value-type="string" calcext:value-type="string">
            <text:p>Turnigy Plush-32 30A (2~4S) Brushless Speed Controller w/BEC (Rev1.1.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hobbyking.com/en_us/turnigy-plush-32-30a-2-4s-brushless-speed-controller-w-bec-rev1-1-0.html" xlink:type="simple">HobbyKing</text:a></text:p>
          </table:table-cell>
          <table:table-cell office:value-type="string" calcext:value-type="string">
            <text:p>9351000124-0</text:p>
          </table:table-cell>
          <table:table-cell table:number-columns-repeated="2"/>
          <table:table-cell office:value-type="float" office:value="193.51" calcext:value-type="float">
            <text:p>193.51</text:p>
          </table:table-cell>
          <table:table-cell table:formula="of:=[.H7]*[.C7]" office:value-type="float" office:value="774.04" calcext:value-type="float">
            <text:p>774.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Electronics Speed Controller</text:p>
          </table:table-cell>
        </table:table-row>
        <table:table-row table:style-name="ro2">
          <table:table-cell table:style-name="ce3"/>
          <table:table-cell office:value-type="string" calcext:value-type="string">
            <text:p>ESP32-WROVER-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Rakstore-ESP32-DevKitC-VIE-ESP32-WROVER-IE-Development-Bluetooth/dp/B09BM2D6HJ" xlink:type="simple">Amazon</text:a>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formula="of:=[.C8]*[.H8]" office:value-type="float" office:value="254" calcext:value-type="float">
            <text:p>25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Microcontroller</text:p>
          </table:table-cell>
        </table:table-row>
        <table:table-row table:style-name="ro2">
          <table:table-cell table:style-name="ce3"/>
          <table:table-cell office:value-type="string" calcext:value-type="string">
            <text:p><text:s/>6s 1300mAh -120C - GNB HV XT6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lefun.se/p/prod.aspx?v=63197" xlink:type="simple">Elefun</text:a></text:p>
          </table:table-cell>
          <table:table-cell office:value-type="float" office:value="63197" calcext:value-type="float">
            <text:p>63197</text:p>
          </table:table-cell>
          <table:table-cell office:value-type="string" calcext:value-type="string">
            <text:p><text:a xlink:href="http://www.gaonengbattery.com/" xlink:type="simple">GNB</text:a></text:p>
          </table:table-cell>
          <table:table-cell office:value-type="string" calcext:value-type="string">
            <text:p>GNB13006S120AHV</text:p>
          </table:table-cell>
          <table:table-cell office:value-type="float" office:value="439" calcext:value-type="float">
            <text:p>439</text:p>
          </table:table-cell>
          <table:table-cell table:formula="of:=[.C9]*[.H9]" office:value-type="float" office:value="439" calcext:value-type="float">
            <text:p>43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attery</text:p>
          </table:table-cell>
        </table:table-row>
        <table:table-row table:style-name="ro2">
          <table:table-cell table:style-name="ce4"/>
          <table:table-cell office:value-type="string" calcext:value-type="string">
            <text:p>Tattu R-Line Version 4.0 1300mAh 22.2V 130C 6S1P Lipo Battery Pack with XT60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roneit.se/product/tattu-r-line-version-4-0-1300mah-22-2v-130c-6s1p-lipo-battery-pack-with-xt60-plug/" xlink:type="simple">Droneit</text:a></text:p>
          </table:table-cell>
          <table:table-cell office:value-type="float" office:value="433122" calcext:value-type="float">
            <text:p>433122</text:p>
          </table:table-cell>
          <table:table-cell table:number-columns-repeated="3"/>
          <table:table-cell table:formula="of:=[.C10]*[.H10]" office:value-type="float" office:value="0" calcext:value-type="float">
            <text:p>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attery</text:p>
          </table:table-cell>
        </table:table-row>
        <table:table-row table:style-name="ro5">
          <table:table-cell table:style-name="ce3"/>
          <table:table-cell table:style-name="ce9" office:value-type="string" calcext:value-type="string">
            <text:p>LT3750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se/sv/products/detail/analog-devices-inc/LT3750EMS-PBF/1619999" xlink:type="simple">DigiKey</text:a></text:p>
          </table:table-cell>
          <table:table-cell office:value-type="string" calcext:value-type="string">
            <text:p>505-LT3750EMS#PBF-ND</text:p>
          </table:table-cell>
          <table:table-cell office:value-type="string" calcext:value-type="string">
            <text:p><text:a xlink:href="https://www.digikey.se/sv/supplier-centers/analog-devices" xlink:type="simple">Analog-devices</text:a></text:p>
          </table:table-cell>
          <table:table-cell office:value-type="string" calcext:value-type="string">
            <text:p>LT3750EMS#PBF</text:p>
          </table:table-cell>
          <table:table-cell office:value-type="float" office:value="120" calcext:value-type="float">
            <text:p>120</text:p>
          </table:table-cell>
          <table:table-cell table:formula="of:=[.C11]*[.H11]" office:value-type="float" office:value="120" calcext:value-type="float">
            <text:p>120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Capacitor charging controller for kicker</text:p>
            <text:p>Charges Any Size Capacitor      </text:p>
            <text:p>Easily Adjustable Output Voltage      </text:p>
            <text:p>Drives High Current NMOS FETs      </text:p>
            <text:p>Primary-Side Sense—No Output Voltage Divider Necessary      </text:p>
            <text:p>Wide Input Range: 3V to 24V      </text:p>
            <text:p>Drives Gate to VCC – 2V      </text:p>
            <text:p>Available in 10-Lead MS Package      </text:p>
            <text:p>Emergency Warning Beacons      </text:p>
            <text:p>Professional Photoflash Systems      </text:p>
            <text:p>Security/Inventory Control Systems      </text:p>
            <text:p>High Voltage Power Supply      </text:p>
            <text:p>Electric Fences      </text:p>
            <text:p>Detonators </text:p>
          </table:table-cell>
        </table:table-row>
        <table:table-row table:style-name="ro2">
          <table:table-cell table:style-name="ce6"/>
          <table:table-cell office:value-type="string" calcext:value-type="string">
            <text:p>Voltage regulators</text:p>
          </table:table-cell>
          <table:table-cell table:number-columns-repeated="6"/>
          <table:table-cell table:formula="of:=[.C12]*[.H12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Capacitors</text:p>
          </table:table-cell>
          <table:table-cell table:number-columns-repeated="6"/>
          <table:table-cell table:formula="of:=[.C13]*[.H13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Conncectors and wiring</text:p>
          </table:table-cell>
          <table:table-cell table:number-columns-repeated="6"/>
          <table:table-cell table:formula="of:=[.C14]*[.H14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Kicker/dribbler power system</text:p>
          </table:table-cell>
          <table:table-cell table:number-columns-repeated="6"/>
          <table:table-cell table:formula="of:=[.C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/>
          <table:table-cell office:value-type="string" calcext:value-type="string">
            <text:p>Power Distribution Board or custom wiring solution</text:p>
          </table:table-cell>
          <table:table-cell table:number-columns-repeated="6"/>
          <table:table-cell table:formula="of:=[.C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1" table:number-rows-spanned="1">
            <text:p>Sensors</text:p>
          </table:table-cell>
          <table:covered-table-cell table:number-columns-repeated="10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6">
          <table:table-cell table:style-name="ce3"/>
          <table:table-cell office:value-type="string" calcext:value-type="string">
            <text:p>iC-PX2604 + PX01S 26-3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<text:a xlink:href="https://www.symmetryelectronics.com/products/ic-haus/ic-px2604odfn8-3x3/" xlink:type="simple">Symmetry Electronics</text:a></text:p>
          </table:table-cell>
          <table:table-cell table:style-name="ce14"/>
          <table:table-cell table:style-name="ce13" office:value-type="string" calcext:value-type="string">
            <text:p><text:a xlink:href="https://www.ichaus.de/product/ic-px-series/#documents" xlink:type="simple">iC-Haus</text:a></text:p>
          </table:table-cell>
          <table:table-cell office:value-type="string" calcext:value-type="string">
            <text:p>IC-PX2604ODFN8-3X3</text:p>
          </table:table-cell>
          <table:table-cell office:value-type="float" office:value="224.4" calcext:value-type="float">
            <text:p>224.4</text:p>
          </table:table-cell>
          <table:table-cell table:formula="of:=[.C19]*[.H19]" office:value-type="float" office:value="897.6" calcext:value-type="float">
            <text:p>897.6</text:p>
          </table:table-cell>
          <table:table-cell/>
          <table:table-cell office:value-type="string" calcext:value-type="string">
            <text:p>Wheel encoder</text:p>
          </table:table-cell>
        </table:table-row>
        <table:table-row table:style-name="ro2">
          <table:table-cell table:style-name="ce4"/>
          <table:table-cell office:value-type="string" calcext:value-type="string">
            <text:p>AMT102-0512-I5000-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se/ProductDetail/Same-Sky/AMT102-0512-I5000-S?qs=gTYE2QTfZfSxiIvKD%252BmReg%3D%3D" xlink:type="simple">Mouser</text:a></text:p>
          </table:table-cell>
          <table:table-cell office:value-type="string" calcext:value-type="string">
            <text:p><text:s/>490-AMT1020512I5000S </text:p>
          </table:table-cell>
          <table:table-cell office:value-type="string" calcext:value-type="string">
            <text:p><text:a xlink:href="https://www.sameskydevices.com/" xlink:type="simple">Same sky</text:a></text:p>
          </table:table-cell>
          <table:table-cell office:value-type="string" calcext:value-type="string">
            <text:p><text:s/>AMT102-0512-I5000-S </text:p>
          </table:table-cell>
          <table:table-cell office:value-type="float" office:value="247.94" calcext:value-type="float">
            <text:p>247.94</text:p>
          </table:table-cell>
          <table:table-cell table:formula="of:=[.C20]*[.H20]" office:value-type="float" office:value="991.76" calcext:value-type="float">
            <text:p>991.7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encoder</text:p>
          </table:table-cell>
        </table:table-row>
        <table:table-row table:style-name="ro2">
          <table:table-cell table:style-name="ce5"/>
          <table:table-cell office:value-type="string" calcext:value-type="string">
            <text:p>BROADCOM AEDB-9140-A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uk.farnell.com/broadcom-limited/aedb-9140-a13/encoder-3channel-500cpr-8mm/dp/1161087" xlink:type="simple">Farnell</text:a></text:p>
          </table:table-cell>
          <table:table-cell/>
          <table:table-cell office:value-type="string" calcext:value-type="string">
            <text:p><text:a xlink:href="https://uk.farnell.com/b/broadcom" xlink:type="simple">BROADCOM</text:a></text:p>
          </table:table-cell>
          <table:table-cell office:value-type="string" calcext:value-type="string">
            <text:p>AEDB-9140-A13</text:p>
          </table:table-cell>
          <table:table-cell office:value-type="float" office:value="386.25" calcext:value-type="float">
            <text:p>386.25</text:p>
          </table:table-cell>
          <table:table-cell table:formula="of:=[.C21]*[.H21]" office:value-type="float" office:value="9270" calcext:value-type="float">
            <text:p>9270</text:p>
          </table:table-cell>
          <table:table-cell office:value-type="string" calcext:value-type="string">
            <text:p>Stock arriving week commencing 30/10/24</text:p>
          </table:table-cell>
          <table:table-cell office:value-type="string" calcext:value-type="string">
            <text:p>Wheel encoder, Quotation for 309 á excluding tax</text:p>
          </table:table-cell>
        </table:table-row>
        <table:table-row table:style-name="ro2">
          <table:table-cell table:style-name="ce3"/>
          <table:table-cell office:value-type="string" calcext:value-type="string">
            <text:p>WSEN-ISDS 6 Axis IM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we-online.com/en/components/products/WSEN-ISDS" xlink:type="simple">Würth Electronik</text:a></text:p>
          </table:table-cell>
          <table:table-cell/>
          <table:table-cell office:value-type="string" calcext:value-type="string">
            <text:p><text:a xlink:href="https://www.we-online.com/en" xlink:type="simple">Würth Elektronik</text:a></text:p>
          </table:table-cell>
          <table:table-cell office:value-type="float" office:value="2536030320001" calcext:value-type="float">
            <text:p>2536030320001</text:p>
          </table:table-cell>
          <table:table-cell office:value-type="float" office:value="0" calcext:value-type="float">
            <text:p>0</text:p>
          </table:table-cell>
          <table:table-cell table:formula="of:=[.C22]*[.H22]" office:value-type="float" office:value="0" calcext:value-type="float">
            <text:p>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IMU, Sponsored by W/E</text:p>
          </table:table-cell>
        </table:table-row>
        <table:table-row table:style-name="ro2">
          <table:table-cell table:style-name="ce3"/>
          <table:table-cell office:value-type="string" calcext:value-type="string">
            <text:p>OPT8241N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se/ProductDetail/Texas-Instruments/OPT8241NBN?qs=cGEy3R83DS%2FxFMUAL%252BoBvw%3D%3D" xlink:type="simple">Mouser</text:a></text:p>
          </table:table-cell>
          <table:table-cell office:value-type="string" calcext:value-type="string">
            <text:p><text:s/>595-OPT8241NBN </text:p>
          </table:table-cell>
          <table:table-cell office:value-type="string" calcext:value-type="string">
            <text:p><text:a xlink:href="https://www.mouser.se/manufacturer/texas-instruments/" xlink:type="simple">Texas Instruments</text:a></text:p>
          </table:table-cell>
          <table:table-cell office:value-type="string" calcext:value-type="string">
            <text:p>OPT8241NBN </text:p>
          </table:table-cell>
          <table:table-cell office:value-type="float" office:value="605.13" calcext:value-type="float">
            <text:p>605.13</text:p>
          </table:table-cell>
          <table:table-cell table:formula="of:=[.C23]*[.H23]" office:value-type="float" office:value="605.13" calcext:value-type="float">
            <text:p>605.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rake beam, Distance sensor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3D CAD and Mechanical</text:p>
          </table:table-cell>
          <table:covered-table-cell table:style-name="ce7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table:style-name="ce6"/>
          <table:table-cell office:value-type="string" calcext:value-type="string">
            <text:p>Rings for the omniwheels</text:p>
          </table:table-cell>
          <table:table-cell table:number-columns-repeated="9"/>
        </table:table-row>
        <table:table-row table:style-name="ro2">
          <table:table-cell table:style-name="ce6"/>
          <table:table-cell office:value-type="string" calcext:value-type="string">
            <text:p>Motor Mounts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Kicker/Dribbler Mechanism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Roller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Fasterners</text:p>
          </table:table-cell>
          <table:table-cell table:number-columns-repeated="8"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Bearings</text:p>
          </table:table-cell>
          <table:table-cell table:number-columns-repeated="8"/>
          <table:table-cell office:value-type="string" calcext:value-type="string">
            <text:p>Scavenge 326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Actuators</text:p>
          </table:table-cell>
          <table:covered-table-cell table:style-name="ce7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table:style-name="ce3"/>
          <table:table-cell office:value-type="string" calcext:value-type="string">
            <text:p>LEDEX 195207-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uk.farnell.com/ledex/195207-228/solenoid-tubular-10w-25-91x52/dp/3996096" xlink:type="simple">Farnell</text:a></text:p>
          </table:table-cell>
          <table:table-cell/>
          <table:table-cell office:value-type="string" calcext:value-type="string">
            <text:p><text:a xlink:href="https://uk.farnell.com/b/ledex" xlink:type="simple">LEDEX</text:a></text:p>
          </table:table-cell>
          <table:table-cell office:value-type="string" calcext:value-type="string">
            <text:p>195207-228</text:p>
          </table:table-cell>
          <table:table-cell office:value-type="float" office:value="262.83" calcext:value-type="float">
            <text:p>262.83</text:p>
          </table:table-cell>
          <table:table-cell table:formula="of:=[.C34]*[.H34]" office:value-type="float" office:value="788.49" calcext:value-type="float">
            <text:p>788.4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as kindly sponsored by Henrik</text:p>
          </table:table-cell>
        </table:table-row>
        <table:table-row table:style-name="ro2">
          <table:table-cell table:style-name="ce4"/>
          <table:table-cell table:style-name="ce9" office:value-type="string" calcext:value-type="string">
            <text:p>AS-PL SS0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utodoc.se/as-pl/12111476" xlink:type="simple">Autodoc</text:a></text:p>
          </table:table-cell>
          <table:table-cell office:value-type="float" office:value="5901259432770" calcext:value-type="float">
            <text:p>5901259432770</text:p>
          </table:table-cell>
          <table:table-cell office:value-type="string" calcext:value-type="string">
            <text:p><text:a xlink:href="https://as-pl.com/en/main" xlink:type="simple">AS-PL</text:a></text:p>
          </table:table-cell>
          <table:table-cell office:value-type="string" calcext:value-type="string">
            <text:p>SS0017</text:p>
          </table:table-cell>
          <table:table-cell office:value-type="float" office:value="237" calcext:value-type="float">
            <text:p>237</text:p>
          </table:table-cell>
          <table:table-cell table:formula="of:=[.C35]*[.H35]" office:value-type="float" office:value="237" calcext:value-type="float">
            <text:p>237</text:p>
          </table:table-cell>
          <table:table-cell office:value-type="string" calcext:value-type="string">
            <text:p>In stock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<text:s/>Hobbywing FPV XRotor 3110 900KV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lefun.se/p/prod.aspx?v=65193" xlink:type="simple">Elefun</text:a></text:p>
          </table:table-cell>
          <table:table-cell office:value-type="float" office:value="65193" calcext:value-type="float">
            <text:p>65193</text:p>
          </table:table-cell>
          <table:table-cell office:value-type="string" calcext:value-type="string">
            <text:p><text:a xlink:href="https://www.hobbywing.com/" xlink:type="simple">Hobbywing</text:a></text:p>
          </table:table-cell>
          <table:table-cell office:value-type="string" calcext:value-type="string">
            <text:p>HW30418005</text:p>
          </table:table-cell>
          <table:table-cell office:value-type="float" office:value="219" calcext:value-type="float">
            <text:p>219</text:p>
          </table:table-cell>
          <table:table-cell table:formula="of:=[.C36]*[.H36]" office:value-type="float" office:value="219" calcext:value-type="float">
            <text:p>21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LDC motor for the dribbler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7">
          <table:table-cell/>
          <table:table-cell table:style-name="ce10" office:value-type="string" calcext:value-type="string">
            <text:p>Estimated price:</text:p>
          </table:table-cell>
          <table:table-cell table:style-name="ce12" table:formula="of:=SUM([.I3];[.I6];[.I9];[.I11];[.I19];[.I23];[.I36])" office:value-type="float" office:value="4684.73" calcext:value-type="float">
            <text:p>4684.73</text:p>
          </table:table-cell>
          <table:table-cell table:style-name="Default"/>
          <table:table-cell table:style-name="ce7" office:value-type="string" calcext:value-type="string" table:number-columns-spanned="2" table:number-rows-spanned="1">
            <text:p>Legend</text:p>
          </table:table-cell>
          <table:covered-table-cell/>
          <table:table-cell table:style-name="ce15" office:value-type="string" calcext:value-type="string">
            <text:p>Comments</text:p>
          </table:table-cell>
          <table:table-cell table:style-name="Default" table:number-columns-repeated="4"/>
        </table:table-row>
        <table:table-row table:style-name="ro8">
          <table:table-cell/>
          <table:table-cell table:style-name="ce11" office:value-type="string" calcext:value-type="string">
            <text:p>Components not accounted for</text:p>
          </table:table-cell>
          <table:table-cell table:style-name="Default" table:number-columns-repeated="2"/>
          <table:table-cell office:value-type="string" calcext:value-type="string">
            <text:p>1<text:span text:style-name="T1">st</text:span> choice</text:p>
          </table:table-cell>
          <table:table-cell table:style-name="ce3"/>
          <table:table-cell office:value-type="string" calcext:value-type="string">
            <text:p>All prices are in SEK (Swedish krona)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Capacitors for kicker</text:p>
          </table:table-cell>
          <table:table-cell table:style-name="Default" table:number-columns-repeated="2"/>
          <table:table-cell office:value-type="string" calcext:value-type="string">
            <text:p>2<text:span text:style-name="T1">nd</text:span> choice</text:p>
          </table:table-cell>
          <table:table-cell table:style-name="ce4"/>
          <table:table-cell office:value-type="string" calcext:value-type="string">
            <text:p>We will not be able to test the SMD sensors, we will need a circuit for that first. Alternatively find a THT component replacement for developing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Solenoid</text:p>
          </table:table-cell>
          <table:table-cell table:style-name="Default" table:number-columns-repeated="2"/>
          <table:table-cell office:value-type="string" calcext:value-type="string">
            <text:p>3<text:span text:style-name="T1">rd</text:span> choice</text:p>
          </table:table-cell>
          <table:table-cell table:style-name="ce5"/>
          <table:table-cell office:value-type="string" calcext:value-type="string">
            <text:p>We need motors + escs to start developing the driving interface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Voltage regulators</text:p>
          </table:table-cell>
          <table:table-cell table:style-name="Default" table:number-columns-repeated="2"/>
          <table:table-cell office:value-type="string" calcext:value-type="string">
            <text:p>Might need</text:p>
          </table:table-cell>
          <table:table-cell table:style-name="ce6"/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Power Distribution Board or custom wiring solution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3D printing cost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IR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Hall Effect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Ultrasonic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Lidar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Temperature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IMU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9:56:36.240579078</meta:creation-date>
    <dc:date>2024-09-19T21:59:49.000431982</dc:date>
    <meta:editing-duration>PT1H40M56S</meta:editing-duration>
    <meta:editing-cycles>36</meta:editing-cycles>
    <meta:generator>LibreOffice/24.8.1.2$Linux_X86_64 LibreOffice_project/480$Build-2</meta:generator>
    <meta:document-statistic meta:table-count="1" meta:cell-count="240" meta:object-count="0"/>
  </office:meta>
</office:document-meta>
</file>